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e able to add class on the fly and final project should still wor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 inheritance and polymorphis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 .h in a header file, that is the C++ libr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h is a header from 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er: actual memory addresses of variables and func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very block must be commented according to best pract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 every 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1-19T17:29:09.357807411</meta:creation-date>
    <dc:date>2021-01-19T19:18:45.250493277</dc:date>
    <meta:editing-duration>PT9M5S</meta:editing-duration>
    <meta:editing-cycles>1</meta:editing-cycles>
    <meta:document-statistic meta:table-count="1" meta:cell-count="7" meta:object-count="0"/>
    <meta:generator>LibreOffice/7.0.3.1$Linux_X86_64 LibreOffice_project/00$Build-1</meta:generator>
  </office:meta>
</office:document-meta>
</file>